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>
      <style:graphic-properties draw:fill="solid" draw:fill-color="#999999" draw:textarea-vertical-align="middle" draw:auto-grow-height="false" fo:min-height="0.749cm" fo:min-width="0.499cm"/>
    </style:style>
    <style:style style:name="gr10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3.628cm"/>
    </style:style>
    <style:style style:name="ro4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color="#dd4814" fo:font-size="24pt" style:font-size-asian="24pt" style:font-size-complex="24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8pt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26pt"/>
    </style:style>
    <style:style style:name="P10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color="#dd4814"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dd4814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772953" fo:font-weight="bold" style:font-weight-asian="bold" style:font-weight-complex="bold"/>
    </style:style>
    <style:style style:name="T12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language</text:p>
              </text:list-item>
              <text:list-item>
                <text:p>Hello world!</text:p>
              </text:list-item>
              <text:list-item>
                <text:p>Decision Tree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view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rogramming</text:p>
              </text:list-item>
              <text:list-item>
                <text:p>Flowchart</text:p>
              </text:list-item>
              <text:list-item>
                <text:p>Pseudocode</text:p>
              </text:list-item>
              <text:list-item>
                <text:p>Binary</text:p>
              </text:list-item>
              <text:list-item>
                <text:p>Compiler</text:p>
              </text:list-item>
              <text:list-item>
                <text:p>C Vs C++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ructural/Procedural</text:span></text:p>
              </table:table-cell>
              <table:table-cell>
                <text:p text:style-name="P2"><text:span text:style-name="T5">Objec Oriented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andard Library (stdio)</text:span></text:p>
              </table:table-cell>
              <table:table-cell>
                <text:p text:style-name="P2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implicity</text:span></text:p>
              </table:table-cell>
              <table:table-cell>
                <text:p text:style-name="P2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5">User defined, struct</text:span></text:p>
              </table:table-cell>
              <table:table-cell>
                <text:p text:style-name="P2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6">&gt;&gt;</text:span> <text:tab/>Compile/build</text:p>
                <text:p/>
                <text:p/>
                <text:p>Objec Code<text:tab/><text:tab/><text:tab/><text:tab/><text:tab/><text:span text:style-name="T6">&gt;&gt;</text:span><text:span text:style-name="T6"><text:tab/></text:span> <text:tab/>Run</text:p>
              </text:list-header>
            </text:list>
          </draw:text-box>
        </draw:frame>
        <draw:frame draw:style-name="gr2" draw:layer="layout" svg:width="4.4cm" svg:height="0.967cm" svg:x="5.4cm" svg:y="18cm">
          <draw:text-box>
            <text:p>fdsafa</text:p>
          </draw:text-box>
        </draw:frame>
        <draw:line draw:style-name="gr3" draw:text-style-name="P2" draw:layer="layout" svg:x1="5.6cm" svg:y1="6.4cm" svg:x2="5.6cm" svg:y2="9.6cm">
          <text:p/>
        </draw:line>
        <draw:line draw:style-name="gr3" draw:text-style-name="P2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4" draw:layer="layout" svg:width="4.435cm" svg:height="1.644cm" svg:x="14.767cm" svg:y="13.579cm">
            <text:p text:style-name="P3"><text:span text:style-name="T7">PRINT</text:span></text:p>
            <text:p text:style-name="P3"><text:span text:style-name="T7">“</text:span><text:span text:style-name="T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4" draw:layer="layout" svg:width="2.61cm" svg:height="0.938cm" svg:x="19.459cm" svg:y="5.081cm">
              <text:p text:style-name="P3"><text:span text:style-name="T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4" draw:layer="layout" svg:x1="20.764cm" svg:y1="6.02cm" svg:x2="20.764cm" svg:y2="6.725cm">
              <text:p/>
            </draw:line>
            <draw:custom-shape draw:name="AutoShape 11" draw:style-name="gr4" draw:text-style-name="P4" draw:layer="layout" svg:width="5.736cm" svg:height="1.41cm" svg:x="17.849cm" svg:y="6.757cm">
              <text:p text:style-name="P3"><text:span text:style-name="T7">Input</text:span></text:p>
              <text:p text:style-name="P3"><text:span text:style-name="T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4" draw:layer="layout" svg:width="6.565cm" svg:height="0.938cm" svg:x="17.1cm" svg:y="9.12cm">
              <text:p text:style-name="P5"><text:span text:style-name="T7">GRADE</text:span><text:span text:style-name="T8"></text:span><text:span text:style-name="T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4" draw:layer="layout" svg:x1="20.455cm" svg:y1="8.167cm" svg:x2="20.455cm" svg:y2="9.111cm">
              <text:p/>
            </draw:line>
            <draw:custom-shape draw:name="AutoShape 14" draw:style-name="gr4" draw:text-style-name="P4" draw:layer="layout" svg:width="5.216cm" svg:height="2.349cm" svg:x="17.849cm" svg:y="10.756cm">
              <text:p text:style-name="P3"><text:span text:style-name="T7">IS</text:span></text:p>
              <text:p text:style-name="P3"><text:span text:style-name="T7">GRADE&gt;</text:span></text:p>
              <text:p text:style-name="P3"><text:span text:style-name="T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4" draw:layer="layout" svg:width="4.435cm" svg:height="1.644cm" svg:x="21.761cm" svg:y="13.579cm">
              <text:p text:style-name="P3"><text:span text:style-name="T7">PRINT</text:span></text:p>
              <text:p text:style-name="P3"><text:span text:style-name="T7">“</text:span><text:span text:style-name="T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4" draw:layer="layout" svg:x1="20.455cm" svg:y1="15.928cm" svg:x2="20.455cm" svg:y2="16.4cm">
              <text:p/>
            </draw:line>
            <draw:custom-shape draw:name="AutoShape 18" draw:style-name="gr4" draw:text-style-name="P4" draw:layer="layout" svg:width="2.605cm" svg:height="0.938cm" svg:x="19.155cm" svg:y="16.401cm">
              <text:p text:style-name="P3"><text:span text:style-name="T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4" draw:layer="layout" svg:x1="16.883cm" svg:y1="15.928cm" svg:x2="24.371cm" svg:y2="15.928cm">
              <text:p/>
            </draw:line>
            <draw:line draw:name="Line 20" draw:style-name="gr6" draw:text-style-name="P4" draw:layer="layout" svg:x1="16.883cm" svg:y1="15.928cm" svg:x2="16.883cm" svg:y2="15.223cm">
              <text:p/>
            </draw:line>
            <draw:line draw:name="Line 21" draw:style-name="gr6" draw:text-style-name="P4" draw:layer="layout" svg:x1="24.371cm" svg:y1="15.928cm" svg:x2="24.371cm" svg:y2="15.223cm">
              <text:p/>
            </draw:line>
            <draw:line draw:name="Line 22" draw:style-name="gr6" draw:text-style-name="P4" draw:layer="layout" svg:x1="23.066cm" svg:y1="11.929cm" svg:x2="24.371cm" svg:y2="11.929cm">
              <text:p/>
            </draw:line>
            <draw:line draw:name="Line 23" draw:style-name="gr5" draw:text-style-name="P4" draw:layer="layout" svg:x1="24.371cm" svg:y1="11.929cm" svg:x2="24.371cm" svg:y2="13.578cm">
              <text:p/>
            </draw:line>
            <draw:line draw:name="Line 24" draw:style-name="gr5" draw:text-style-name="P4" draw:layer="layout" svg:x1="16.672cm" svg:y1="11.854cm" svg:x2="16.672cm" svg:y2="13.503cm">
              <text:p/>
            </draw:line>
            <draw:line draw:name="Line 26" draw:style-name="gr5" draw:text-style-name="P4" draw:layer="layout" svg:x1="20.455cm" svg:y1="10.05cm" svg:x2="20.455cm" svg:y2="10.756cm">
              <text:p/>
            </draw:line>
            <draw:custom-shape draw:name="Text Box 27" draw:style-name="gr7" draw:text-style-name="P4" draw:layer="layout" svg:width="1.304cm" svg:height="0.7cm" svg:x="23.022cm" svg:y="11.219cm">
              <text:p text:style-name="P3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4" draw:layer="layout" svg:width="1.304cm" svg:height="0.705cm" svg:x="16.672cm" svg:y="11.149cm">
              <text:p text:style-name="P3"><text:span text:style-name="T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4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6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8" draw:text-style-name="P8" draw:layer="Layout" svg:width="9.2cm" svg:height="6.4cm" svg:x="7.9cm" svg:y="7.9cm">
          <text:p text:style-name="P7"><text:span text:style-name="T9">Cek Kondis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81cm" svg:height="3.905cm" draw:transform="rotate (-1.5707963267949) translate (10.6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9" draw:text-style-name="P2" draw:layer="Layout" svg:width="3.681cm" svg:height="3.905cm" svg:x="6.014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9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9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10" draw:layer="layout" svg:width="5.8cm" svg:height="1.288cm" svg:x="1.7cm" svg:y="5cm">
          <draw:text-box>
            <text:p text:style-name="P9"><text:span text:style-name="T10">Inisialisasi</text:span></text:p>
          </draw:text-box>
        </draw:frame>
        <draw:frame draw:style-name="gr2" draw:text-style-name="P10" draw:layer="layout" svg:width="5.8cm" svg:height="1.288cm" svg:x="18.5cm" svg:y="5cm">
          <draw:text-box>
            <text:p text:style-name="P9"><text:span text:style-name="T10">Update</text:span></text:p>
          </draw:text-box>
        </draw:frame>
        <draw:frame draw:style-name="gr2" draw:text-style-name="P10" draw:layer="layout" svg:width="5.8cm" svg:height="1.288cm" svg:x="1.7cm" svg:y="15.2cm">
          <draw:text-box>
            <text:p text:style-name="P9"><text:span text:style-name="T10">Keluar</text:span></text:p>
          </draw:text-box>
        </draw:frame>
        <draw:frame draw:style-name="gr2" draw:text-style-name="P10" draw:layer="layout" svg:width="5.8cm" svg:height="1.288cm" svg:x="18.6cm" svg:y="15.1cm">
          <draw:text-box>
            <text:p text:style-name="P9"><text:span text:style-name="T10">Eksekusi</text:span></text:p>
          </draw:text-box>
        </draw:frame>
        <draw:line draw:style-name="gr10" draw:text-style-name="P2" draw:layer="layout" svg:x1="20.2cm" svg:y1="14.6cm" svg:x2="20.2cm" svg:y2="6.8cm">
          <text:p/>
        </draw:line>
        <draw:frame draw:style-name="gr2" draw:text-style-name="P10" draw:layer="layout" svg:width="10.6cm" svg:height="2.325cm" svg:x="8.6cm" svg:y="17.8cm">
          <draw:text-box>
            <text:p text:style-name="P9"><text:span text:style-name="T10">for ( i = 1; i&lt;=10; i++)</text:span></text:p>
            <text:p text:style-name="P9"><text:span text:style-name="T10"><text:tab/></text:span><text:span text:style-name="T10">// eksekus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4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1">{</text:span></text:p>
              </text:list-item>
              <text:list-item>
                <text:p>int i,j,a; <text:s text:c="3"/></text:p>
              </text:list-item>
              <text:list-item>
                <text:p>for (i=1; i&lt;=10; i++) <text:tab/><text:span text:style-name="T6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13"/>a=i;</text:p>
              </text:list-item>
              <text:list-item>
                <text:p><text:s text:c="13"/>a=a+1; </text:p>
              </text:list-item>
              <text:list-item>
                <text:p><text:s text:c="12"/>printf("\n"); <text:s/><text:tab/><text:span text:style-name="T6">} </text:span><text:span text:style-name="T6"><text:tab/></text:span></text:p>
              </text:list-item>
              <text:list-item>
                <text:p><text:span text:style-name="T6"><text:s text:c="2"/></text:span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8" draw:text-style-name="P11" draw:layer="layout" svg:width="23.5cm" svg:height="16.25cm" svg:x="2.2cm" svg:y="2.8cm" presentation:class="outline" presentation:user-transformed="true">
          <draw:text-box>
            <text:list text:style-name="L2">
              <text:list-header>
                <text:p><text:span text:style-name="T2">*</text:span></text:p>
                <text:p><text:span text:style-name="T2">**</text:span></text:p>
                <text:p><text:span text:style-name="T2">***</text:span></text:p>
                <text:p><text:span text:style-name="T2">****</text:span></text:p>
                <text:p><text:span text:style-name="T2">*****</text:span></text:p>
                <text:p><text:span text:style-name="T2">******</text:span></text:p>
                <text:p><text:span text:style-name="T2">*******</text:span></text:p>
                <text:p><text:span text:style-name="T2">********</text:span></text:p>
                <text:p><text:span text:style-name="T2">*********</text:span></text:p>
                <text:p><text:span text:style-name="T2">**********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7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 text:style-name="P12">N =1</text:p>
                    <text:p text:style-name="P12"><text:s text:c="2"/>*</text:p>
                  </text:list-header>
                </text:list>
              </table:table-cell>
              <table:table-cell>
                <text:p text:style-name="P13"><text:s/><text:span text:style-name="T12">N = 3</text:span></text:p>
                <text:list text:continue-numbering="true" text:style-name="L1">
                  <text:list-header>
                    <text:p text:style-name="P12"><text:s text:c="4"/>*</text:p>
                    <text:p text:style-name="P12"><text:s text:c="2"/>**</text:p>
                    <text:p text:style-name="P12">***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1">
                  <text:list-header>
                    <text:p text:style-name="P12"><text:span text:style-name="T12">N = 5</text:span></text:p>
                  </text:list-header>
                </text:list>
                <text:p text:style-name="P14"><text:span text:style-name="T12"><text:s text:c="8"/></text:span><text:span text:style-name="T12">*</text:span></text:p>
                <text:p text:style-name="P14"><text:span text:style-name="T12"><text:s text:c="6"/></text:span><text:span text:style-name="T12">**</text:span></text:p>
                <text:p text:style-name="P14"><text:span text:style-name="T12"><text:s text:c="4"/></text:span><text:span text:style-name="T12">***</text:span></text:p>
                <text:p text:style-name="P14"><text:span text:style-name="T12"><text:s text:c="2"/></text:span><text:span text:style-name="T12">****</text:span></text:p>
                <text:p text:style-name="P14"><text:span text:style-name="T12">*****</text:span></text:p>
              </table:table-cell>
              <table:table-cell>
                <text:p text:style-name="P12">N = 7</text:p>
                <text:p text:style-name="P12"><text:s text:c="6"/>*</text:p>
                <text:p text:style-name="P12"><text:s text:c="5"/>**</text:p>
                <text:p text:style-name="P12"><text:s text:c="4"/>***</text:p>
                <text:p text:style-name="P12"><text:s text:c="3"/>****</text:p>
                <text:p text:style-name="P12"><text:s text:c="2"/>*****</text:p>
                <text:p text:style-name="P12"><text:s/>******</text:p>
                <text:p text:style-name="P12">*******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14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H39M45S</meta:editing-duration>
    <meta:editing-cycles>77</meta:editing-cycles>
    <meta:generator>LibreOffice/4.2.8.2$Linux_X86_64 LibreOffice_project/420m0$Build-2</meta:generator>
    <dc:date>2016-02-23T21:00:19.457182167</dc:date>
    <dc:creator>bagustris </dc:creator>
    <meta:document-statistic meta:object-count="151"/>
  </office:meta>
</office:document-meta>
</file>